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
「フォッフォッフォッ！！　やっと来よったか
　ネズミども！」</text:p>
          </table:table-cell>
          <table:table-cell table:style-name="ce0"/>
          <table:table-cell table:style-name="ce0"/>
          <table:table-cell table:style-name="ce0" office:value-type="string">
            <text:p>Hellish King
"Hoh hoh hoh!! So, the little rats have finally
crawled out of their hole!"</text:p>
          </table:table-cell>
          <table:table-cell table:number-columns-repeated="1020"/>
        </table:table-row>
        <table:table-row>
          <table:table-cell table:style-name="ce0" office:value-type="string">
            <text:p>お前が四天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be one of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四天王
「いかにも！」</text:p>
          </table:table-cell>
          <table:table-cell table:style-name="ce0"/>
          <table:table-cell table:style-name="ce0"/>
          <table:table-cell table:style-name="ce0" office:value-type="string">
            <text:p>Hellish King
"Indeed!"</text:p>
          </table:table-cell>
          <table:table-cell table:number-columns-repeated="1020"/>
        </table:table-row>
        <table:table-row>
          <table:table-cell table:style-name="ce0" office:value-type="string">
            <text:p>四天王
「我が名はDr.FLASH！　四天王随一の技術と
　頭脳を持っておるぞ！」</text:p>
          </table:table-cell>
          <table:table-cell table:style-name="ce0"/>
          <table:table-cell table:style-name="ce0"/>
          <table:table-cell table:style-name="ce0" office:value-type="string">
            <text:p>Hellish King
"My name is Dr. FLASH! Among the Four
Hellish Kings, I possess the greatest intellect
and finesse!"</text:p>
          </table:table-cell>
          <table:table-cell table:number-columns-repeated="1020"/>
        </table:table-row>
        <table:table-row>
          <table:table-cell table:style-name="ce0" office:value-type="string">
            <text:p>これまた、自意識過剰なのが出てき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look, another prima donna.</text:p>
          </table:table-cell>
          <table:table-cell table:number-columns-repeated="1020"/>
        </table:table-row>
        <table:table-row>
          <table:table-cell table:style-name="ce0" office:value-type="string">
            <text:p>ノリがとしひこと変わらないって言うか・・・
四天王ってみんなこう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r introduction was even more pompous then
Toshihiko's... are all of the Four Hellish Kings
like this?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たわけ！　ヤツなどと一緒にするでないわ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Fool! Do not lump me in with a dunce like
Toshihiko!"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確かにとしひこは四天王の中でもトップの
　戦闘力を誇っておった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Certainly, he did boast the highest level
of raw power among the Hellish Kings."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しかしヤツはしょせん突撃バカじゃ。　何の
　戦略も無しに特攻することしか知らぬ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However, that simpleton knew how to do
nothing but charge like a bull."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じゃがワシには、この高度な技術力と
　ずば抜けた頭脳がある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I, on the other hand, have grace and
brainpower surpassed by no other!"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今、貴様らがこの遺跡に侵入してきたことは
　警備ユニットの監視で察しておるし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I have been observing your infiltration into
these ruins through my defense units."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力で劣る部分はワシ特製の配合モンスター
　で補う算段じゃ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My special creations shall more than
compensate for the inferior products you have
faced up until now!"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さあ、いでよルクス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Now, Lux, come forth!!"</text:p>
          </table:table-cell>
          <table:table-cell table:number-columns-repeated="1020"/>
        </table:table-row>
        <table:table-row>
          <table:table-cell table:style-name="ce0" office:value-type="string">
            <text:p>な、仲間を出してきました・・・！</text:p>
          </table:table-cell>
          <table:table-cell table:style-name="ce0"/>
          <table:table-cell table:style-name="ce0"/>
          <table:table-cell table:style-name="ce0" office:value-type="string">
            <text:p>H-He has friends...!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ただの魔物ではないぞ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These are no ordinary demons."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ワシがこの遺跡で捕縛した魔物を、この神の
　ごとき手腕で合成し生み出したハイクラスの
　魔物じゃ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They are works of art, with powers
synthesized from the godlike abilities of the
demons I captured from these very ruins!"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さあ、カラット様に逆らう愚かな熾天少女
　ども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You, cretins who would dare to resist against
Carat-sama!"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その身をもって、己の無知と頭脳の低さを
　思い知るがいい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You shall see just how great the difference
between your ignorance and my wisdom is!!"</text:p>
          </table:table-cell>
          <table:table-cell table:number-columns-repeated="1020"/>
        </table:table-row>
        <table:table-row>
          <table:table-cell table:style-name="ce0" office:value-type="string">
            <text:p>みんな行く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this, everyone!!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ぐあああああっ！！！　ワシがっ！　ワシが
　敗北を喫するなど・・・っ！！」</text:p>
          </table:table-cell>
          <table:table-cell table:style-name="ce0" office:value-type="string">
            <text:p>After</text:p>
          </table:table-cell>
          <table:table-cell table:style-name="ce0"/>
          <table:table-cell table:style-name="ce0" office:value-type="string">
            <text:p>Dr. FLASH of the Four Hellish Kings
"GUWAAAAAAHHH!!! How could it be?! How
could I, Dr. FLASH, suffer defeat...?!!"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ありえぬ！！　ありえぬのじゃぁぁーーっ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Impossible!! IMPOSSIIIIBLLLLLEEEE!!"</text:p>
          </table:table-cell>
          <table:table-cell table:number-columns-repeated="1020"/>
        </table:table-row>
        <table:table-row>
          <table:table-cell table:style-name="ce0" office:value-type="string">
            <text:p>いえーい！！　大勝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y!! We win!!</text:p>
          </table:table-cell>
          <table:table-cell table:number-columns-repeated="1020"/>
        </table:table-row>
        <table:table-row>
          <table:table-cell table:style-name="ce0" office:value-type="string">
            <text:p>なんか、最後までとしひこ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like Toshihiko, to the very end...</text:p>
          </table:table-cell>
          <table:table-cell table:number-columns-repeated="1020"/>
        </table:table-row>
        <table:table-row>
          <table:table-cell table:style-name="ce0" office:value-type="string">
            <text:p>何であろうと結構。　敵は滅するのみ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ither way, he's been destroyed.</text:p>
          </table:table-cell>
          <table:table-cell table:number-columns-repeated="1020"/>
        </table:table-row>
        <table:table-row>
          <table:table-cell table:style-name="ce0" office:value-type="string">
            <text:p>でも、この四天王もかなり強かった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lthough, this one was rather tough, too.</text:p>
          </table:table-cell>
          <table:table-cell table:number-columns-repeated="1020"/>
        </table:table-row>
        <table:table-row>
          <table:table-cell table:style-name="ce0" office:value-type="string">
            <text:p>うん。　やっぱ、戦力をじわじわ削る作戦で正解
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We definitely made the right choice,
takin' em on one at a time!</text:p>
          </table:table-cell>
          <table:table-cell table:number-columns-repeated="1020"/>
        </table:table-row>
        <table:table-row>
          <table:table-cell table:style-name="ce0" office:value-type="string">
            <text:p>違いない。　これで四天王の戦力は半減した
はず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've now brought down half of the
Four Hellish Kings.</text:p>
          </table:table-cell>
          <table:table-cell table:number-columns-repeated="1020"/>
        </table:table-row>
        <table:table-row>
          <table:table-cell table:style-name="ce0" office:value-type="string">
            <text:p>残りの2体も戦力が分散していれば幸いだが・・・</text:p>
          </table:table-cell>
          <table:table-cell table:style-name="ce0"/>
          <table:table-cell table:style-name="ce0"/>
          <table:table-cell table:style-name="ce0" office:value-type="string">
            <text:p>I'd like to bring down the final two, as well.</text:p>
          </table:table-cell>
          <table:table-cell table:number-columns-repeated="1020"/>
        </table:table-row>
        <table:table-row>
          <table:table-cell table:style-name="ce0" office:value-type="string">
            <text:p>さて、ここでの目的は果たした。</text:p>
          </table:table-cell>
          <table:table-cell table:style-name="ce0"/>
          <table:table-cell table:style-name="ce0"/>
          <table:table-cell table:style-name="ce0" office:value-type="string">
            <text:p>In any case, we're done here.</text:p>
          </table:table-cell>
          <table:table-cell table:number-columns-repeated="1020"/>
        </table:table-row>
        <table:table-row>
          <table:table-cell table:style-name="ce0" office:value-type="string">
            <text:p>報告のため城へ戻ろう。</text:p>
          </table:table-cell>
          <table:table-cell table:style-name="ce0"/>
          <table:table-cell table:style-name="ce0"/>
          <table:table-cell table:style-name="ce0" office:value-type="string">
            <text:p>Let's return to the castle for another situation
report.</text:p>
          </table:table-cell>
          <table:table-cell table:number-columns-repeated="1020"/>
        </table:table-row>
        <table:table-row>
          <table:table-cell table:style-name="ce0" office:value-type="string">
            <text:p>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.</text:p>
          </table:table-cell>
          <table:table-cell table:number-columns-repeated="1020"/>
        </table:table-row>
        <table:table-row>
          <table:table-cell table:style-name="ce0" office:value-type="string">
            <text:p>もしかしたら次の四天王の情報が入ってるかも
しれないし、</text:p>
          </table:table-cell>
          <table:table-cell table:style-name="ce0"/>
          <table:table-cell table:style-name="ce0"/>
          <table:table-cell table:style-name="ce0" office:value-type="string">
            <text:p>We might get wind of the other Hellish Kings
back at the castle.</text:p>
          </table:table-cell>
          <table:table-cell table:number-columns-repeated="1020"/>
        </table:table-row>
        <table:table-row>
          <table:table-cell table:style-name="ce0" office:value-type="string">
            <text:p>うまくいけば熾力研究館の成果も出てるかも！</text:p>
          </table:table-cell>
          <table:table-cell table:style-name="ce0"/>
          <table:table-cell table:style-name="ce0"/>
          <table:table-cell table:style-name="ce0" office:value-type="string">
            <text:p>And if we're lucky, they might've made a
breakthrough at the lab, t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2T15:10:52+01:00</meta:creation-date>
    <dc:date>2020-01-12T15:10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